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Times New Roman" svg:font-family="Times New Roman" svg:panose-1="2 2 6 3 5 4 5 2 3 4"/>
    <style:font-face style:font-family-generic="system" style:font-pitch="variable" style:name="SimSun" svg:font-family="SimSun" svg:panose-1="2 1 6 0 3 1 1 1 1 1"/>
    <style:font-face style:font-family-generic="roman" style:font-pitch="variable" style:name="Mangal" svg:font-family="Mangal" svg:panose-1="2 4 5 3 5 2 3 3 2 2"/>
    <style:font-face style:font-family-generic="swiss" style:font-pitch="variable" style:name="Arial" svg:font-family="Arial" svg:panose-1="2 11 6 4 2 2 2 2 2 4"/>
    <style:font-face style:font-family-generic="swiss" style:font-pitch="variable" style:name="Microsoft YaHei" svg:font-family="Microsoft YaHei" svg:panose-1="2 11 5 3 2 2 4 2 2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7ceeaf" style:parent-style-name="DefaultParagraphFont">
      <style:text-properties fo:background-color="#BBBBBB" fo:font-weight="bold" style:font-weight-asian="bold" style:font-weight-complex="bold"/>
    </style:style>
    <style:style style:family="text" style:name="afc79f6" style:parent-style-name="DefaultParagraphFont">
      <style:text-properties fo:background-color="#BBBBBB" fo:font-weight="bold" style:font-weight-asian="bold" style:font-weight-complex="bold"/>
    </style:style>
    <style:style style:family="paragraph" style:name="a9dd170" style:parent-style-name="Standard">
      <style:paragraph-properties fo:background-color="#FF3333" fo:break-before="page"/>
      <style:text-properties/>
    </style:style>
  </office:automatic-styles>
  <office:body>
    <office:text>
      <text:p text:style-name="a9dd170"><text:span text:style-name="afc79f6">A</text:span>B<text:span text:style-name="a7ceeaf">C</text:spa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Times New Roman" svg:font-family="Times New Roman" svg:panose-1="2 2 6 3 5 4 5 2 3 4"/>
    <style:font-face style:font-family-generic="system" style:font-pitch="variable" style:name="SimSun" svg:font-family="SimSun" svg:panose-1="2 1 6 0 3 1 1 1 1 1"/>
    <style:font-face style:font-family-generic="roman" style:font-pitch="variable" style:name="Mangal" svg:font-family="Mangal" svg:panose-1="2 4 5 3 5 2 3 3 2 2"/>
    <style:font-face style:font-family-generic="swiss" style:font-pitch="variable" style:name="Arial" svg:font-family="Arial" svg:panose-1="2 11 6 4 2 2 2 2 2 4"/>
    <style:font-face style:font-family-generic="swiss" style:font-pitch="variable" style:name="Microsoft YaHei" svg:font-family="Microsoft YaHei" svg:panose-1="2 11 5 3 2 2 4 2 2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DE" fo:font-size="12.0pt" fo:font-style="normal" fo:font-weight="normal" fo:language="de" fo:letter-spacing="normal" style:font-name="Times New Roman" style:font-name-asian="SimSun" style:font-name-complex="Mangal" style:font-size-asian="12.0pt" style:font-style-asian="normal" style:font-style-complex="normal" style:font-weight-asian="normal" style:font-weight-complex="normal" style:text-position="0% 100%" style:use-window-font-color="true"/>
    </style:default-style>
    <style:style style:display-name="Standard" style:family="paragraph" style:name="Standard" style:parent-style-name="default_paragraph_style"/>
    <style:style style:display-name="Text body" style:family="paragraph" style:name="Textbody" style:parent-style-name="Standard">
      <style:paragraph-properties fo:margin-bottom="2.12mm"/>
    </style:style>
    <style:style style:display-name="Heading" style:family="paragraph" style:name="Heading" style:next-style-name="Textbody" style:parent-style-name="Standard">
      <style:paragraph-properties fo:margin-bottom="2.12mm" fo:margin-top="4.23mm"/>
      <style:text-properties fo:font-size="14.0pt" style:font-name="Arial" style:font-name-asian="Microsoft YaHei" style:font-size-asian="14.0pt"/>
    </style:style>
    <style:style style:display-name="List" style:family="paragraph" style:name="List" style:parent-style-name="Textbody"/>
    <style:style style:display-name="Index" style:family="paragraph" style:name="Index" style:parent-style-name="Standard"/>
    <style:style style:display-name="Normal" style:family="paragraph" style:name="Normal" style:parent-style-name="default_paragraph_style"/>
    <style:style style:display-name="Caption" style:family="paragraph" style:name="Caption" style:parent-style-name="Standard">
      <style:paragraph-properties fo:margin-bottom="2.12mm" fo:margin-top="2.12mm"/>
      <style:text-properties fo:font-style="italic" style:font-style-asian="italic" style:font-style-complex="italic"/>
    </style:style>
    <style:style style:display-name="Default Paragraph Font" style:family="text" style:name="DefaultParagraphFont" style:parent-style-name="default_character_style"/>
    <style:default-style style:family="graphic">
      <style:graphic-properties draw:fill="solid" draw:fill-color="#5b9bd5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5:43</dc:date>
    <meta:editing-cycles>2</meta:editing-cycles>
    <meta:editing-duration>PT0.015S</meta:editing-duration>
  </office:meta>
</office:document-meta>
</file>